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a0ab6e"/>
    </style:style>
    <style:style style:name="P93" style:family="paragraph" style:parent-style-name="Standard">
      <style:text-properties officeooo:paragraph-rsid="0fc8e1b1"/>
    </style:style>
    <style:style style:name="P94" style:family="paragraph" style:parent-style-name="Footnote">
      <style:text-properties officeooo:paragraph-rsid="0fd38088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0ff65840"/>
    </style:style>
    <style:style style:name="P9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d43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language="en" fo:country="GB"/>
    </style:style>
    <style:style style:name="T28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1" style:family="text">
      <style:text-properties fo:language="en" fo:country="GB" officeooo:rsid="0f28d107"/>
    </style:style>
    <style:style style:name="T282" style:family="text">
      <style:text-properties fo:language="en" fo:country="GB" officeooo:rsid="0fed6741"/>
    </style:style>
    <style:style style:name="T283" style:family="text">
      <style:text-properties officeooo:rsid="0f981b1c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officeooo:rsid="0fff82c4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9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8"><text:span text:style-name="T286">LTS stands for Long-Term Support, and this April </text:span><text:span text:style-name="Strong_20_Emphasis"><text:span text:style-name="T294"><text:user-field-get style:data-style-name="N0" text:name="Releaseyear">2022</text:user-field-get></text:span></text:span><text:span text:style-name="T287"><text:s/></text:span><text:span text:style-name="Strong_20_Emphasis"><text:span text:style-name="T290"><text:user-field-get text:name="Distro">Ubuntu</text:user-field-get></text:span></text:span><text:span text:style-name="T288"><text:s/></text:span><text:span text:style-name="T291"><text:user-field-get text:name="Version">22.04</text:user-field-get></text:span><text:span text:style-name="T291"><text:s/></text:span><text:span text:style-name="T292">LTS</text:span><text:span text:style-name="T291"> </text:span><text:span text:style-name="Strong_20_Emphasis"><text:span text:style-name="T293"><text:user-field-get text:name="Edition">Desktop</text:user-field-get></text:span></text:span><text:span text:style-name="T286"><text:s/>(codename jammy) will be supported for 5 years until April 2027, and with an Ubuntu </text:span><text:span text:style-name="T289">P</text:span><text:span text:style-name="T286">ro subscription (free for personal use) for 12 years until April 2034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3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0">user</text:span></text:span><text:span text:style-name="T232"><text:tab/><text:tab/></text:span><text:span text:style-name="T242"> <text:tab/><text:tab/><text:tab/> </text:span><text:span text:style-name="T233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5">ull </text:span><text:span text:style-name="T243">na</text:span><text:span text:style-name="T245">me,</text:span><text:span text:style-name="T243"> </text:span><text:span text:style-name="T245">e.g.</text:span><text:span text:style-name="T243"> </text:span><text:span text:style-name="T244">J</text:span><text:span text:style-name="T247">ohn Doe</text:span><text:span text:style-name="T250">]</text:span></text:p>
      <text:p text:style-name="P70"><text:span text:style-name="Definition"><text:span text:style-name="T249">USER</text:span></text:span><text:span text:style-name="Definition"><text:span text:style-name="T279">na</text:span></text:span><text:span text:style-name="Definition"><text:span text:style-name="T281">me</text:span></text:span><text:span text:style-name="T248"><text:tab/><text:tab/><text:tab/> </text:span><text:span text:style-name="T248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8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79">COMPUTERNA</text:span></text:span><text:span text:style-name="Definition"><text:span text:style-name="T281">me</text:span></text:span><text:span text:style-name="T251"><text:tab/> </text:span><text:span text:style-name="T279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79"><text:s text:c="2"/></text:span><text:span text:style-name="T252">[</text:span><text:span text:style-name="T258">N</text:span><text:span text:style-name="T253">a</text:span><text:span text:style-name="T257">me of the</text:span><text:span text:style-name="T253"> compute</text:span><text:span text:style-name="T254">r, </text:span><text:span text:style-name="T257">e.g.</text:span><text:span text:style-name="T255"> </text:span><text:span text:style-name="T256">pc02</text:span><text:span text:style-name="T252">]</text:span></text:p>
      <text:p text:style-name="P14"><text:span text:style-name="Definition"><text:span text:style-name="T260">USER</text:span></text:span><text:span text:style-name="T259"><text:tab/><text:tab/></text:span><text:span text:style-name="T242"> <text:tab/><text:tab/><text:tab/> </text:span><text:span text:style-name="T233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3"><text:s text:c="2"/></text:span><text:span text:style-name="T234">[</text:span><text:span text:style-name="T241">F</text:span><text:span text:style-name="T236">ull </text:span><text:span text:style-name="T237">na</text:span><text:span text:style-name="T238">me</text:span><text:span text:style-name="T237"> possibly </text:span><text:span text:style-name="T240">2</text:span><text:span text:style-name="T273">nd</text:span><text:span text:style-name="T240"> </text:span><text:span text:style-name="T239">user</text:span><text:span text:style-name="T246">]</text:span></text:p>
      <text:p text:style-name="P96"><text:span text:style-name="Definition"><text:span text:style-name="T260">USERN</text:span></text:span><text:span text:style-name="Definition"><text:span text:style-name="T261">a</text:span></text:span><text:span text:style-name="Definition"><text:span text:style-name="T262">me</text:span></text:span><text:span text:style-name="Definition"><text:span text:style-name="T267"><text:tab/><text:tab/><text:tab/> </text:span></text:span><text:span text:style-name="T248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8"><text:s text:c="2"/></text:span><text:span text:style-name="T264">[</text:span><text:span text:style-name="T266">U</text:span><text:span text:style-name="T265">ser</text:span><text:span text:style-name="T263"> </text:span><text:span text:style-name="T269">na</text:span><text:span text:style-name="T270">me</text:span><text:span text:style-name="T269"> possibly </text:span><text:span text:style-name="T272">2</text:span><text:span text:style-name="T274">nd</text:span><text:span text:style-name="T272"> </text:span><text:span text:style-name="T271">user</text:span><text:span text:style-name="T268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4"/>
      <text:p text:style-name="P54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7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0"/>
      <text:p text:style-name="P30"/>
      <text:list xml:id="list1976959515" text:style-name="L1">
        <text:list-item>
          <text:p text:style-name="P101"><text:bookmark-start text:name="__RefNumPara__4083_1271708128"/>Prepar<text:span text:style-name="T283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10">Login any additional </text:span></text:span><text:span text:style-name="Definition"><text:span text:style-name="T278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2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164639086133600" text:continue-numbering="true" text:style-name="L1">
        <text:list-item>
          <text:p text:style-name="P10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85">Boot the computer from</text:span><text:span text:style-name="T193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85">Esc</text:span><text:span text:style-name="T279">, </text:span><text:span text:style-name="T285">Delete</text:span><text:span text:style-name="T279">, </text:span><text:span text:style-name="T285">F1</text:span><text:span text:style-name="T279">, </text:span><text:span text:style-name="T285">F2</text:span><text:span text:style-name="T279">, </text:span><text:span text:style-name="T285">F9</text:span><text:span text:style-name="T279">, </text:span><text:span text:style-name="T285">F10</text:span><text:span text:style-name="T279">, </text:span><text:span text:style-name="T285">F11</text:span><text:span text:style-name="T279">, </text:span><text:span text:style-name="T282">or </text:span><text:span text:style-name="T285">F12</text:span><text:span text:style-name="T279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2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4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5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8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5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7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7"><text:span text:style-name="Strong_20_Emphasis"><text:span text:style-name="T71"/></text:span></text:p>
      <text:list xml:id="list164637561417125" text:continue-numbering="true" text:style-name="L1">
        <text:list-item>
          <text:p text:style-name="P100"><text:span text:style-name="Strong_20_Emphasis"><text:span text:style-name="T89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61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106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49"><text:span text:style-name="Strong_20_Emphasis"><text:span text:style-name="T141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5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5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">If updated software <text:span text:style-name="T297">is </text:span>available click <text:span text:style-name="T296">Install Now</text:span>.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9" office:value-type="string">
            <text:p text:style-name="P78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5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1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2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4" office:value-type="string">
            <text:p text:style-name="P33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5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6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8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48"/></text:span></text:p>
      <text:p text:style-name="P60"><text:span text:style-name="Strong_20_Emphasis"><text:span text:style-name="T45"/></text:span></text:p>
      <text:list xml:id="list164637784834906" text:continue-numbering="true" text:style-name="L1">
        <text:list-item>
          <text:p text:style-name="P103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4"><text:span text:style-name="User_20_Entry"><text:span text:style-name="T124">Login any additional </text:span></text:span><text:span text:style-name="Definition"><text:span text:style-name="T277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106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5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6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29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27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36"/>
      <text:p text:style-name="P37"/>
      <text:p text:style-name="P48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2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.</text:span></text:span></text:p>
      <text:p text:style-name="P104"><text:a xlink:type="simple" xlink:href="https://creativecommons.org/publicdomain/zero/1.0" text:style-name="Internet_20_link" text:visited-style-name="Visited_20_Internet_20_Link"><text:span text:style-name="Emphasis"><text:span text:style-name="T229">CC0 1.0 Universal</text:span></text:span></text:a><text:span text:style-name="Emphasis"><text:span text:style-name="T230"> </text:span></text:span><text:span text:style-name="Emphasis"><text:span text:style-name="T23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9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3T16:46:37.201545839">23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37.039291317</dc:date>
    <meta:keyword>Installatie</meta:keyword>
    <meta:keyword>Checklist</meta:keyword>
    <meta:keyword>Linux</meta:keyword>
    <meta:editing-cycles>6851</meta:editing-cycles>
    <meta:editing-duration>P12DT46M1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7" meta:character-count="3893" meta:non-whitespace-character-count="3307"/>
    <meta:user-defined meta:name="Info 1"/>
    <meta:user-defined meta:name="Info 2"/>
    <meta:user-defined meta:name="Info 3"/>
    <meta:user-defined meta:name="Info 4"/>
  </office:meta>
</office:document-meta>
</file>